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right="0.0277in"/>
    </style:style>
    <style:style style:name="T2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P7" style:parent-style-name="Standard" style:family="paragraph">
      <style:paragraph-properties style:snap-to-layout-grid="false" fo:text-align="center" fo:margin-right="-0.0347in"/>
    </style:style>
    <style:style style:name="T8" style:parent-style-name="ListLabel19" style:family="text">
      <style:text-properties style:use-window-font-color="true" fo:font-size="10pt" style:font-size-asian="10pt" style:font-size-complex="10pt" style:text-underline-type="none" style:text-underline-color="font-color"/>
    </style:style>
    <style:style style:name="P9" style:parent-style-name="Standard" style:family="paragraph">
      <style:paragraph-properties style:snap-to-layout-grid="false" fo:text-align="center" fo:margin-right="-0.0347in"/>
    </style:style>
    <style:style style:name="P10" style:parent-style-name="Standard" style:family="paragraph">
      <style:paragraph-properties style:snap-to-layout-grid="false" fo:text-align="center" fo:margin-right="-0.0347in"/>
    </style:style>
    <style:style style:name="P1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" style:parent-style-name="DefaultParagraphFont" style:family="text">
      <style:text-properties fo:font-size="10.5pt" style:font-size-asian="10.5pt" style:font-size-complex="10.5pt"/>
    </style:style>
    <style:style style:name="P1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17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18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1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1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22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23" style:parent-style-name="Standard" style:family="paragraph">
      <style:paragraph-properties style:snap-to-layout-grid="false"/>
    </style:style>
    <style:style style:name="T24" style:parent-style-name="DefaultParagraphFont" style:family="text">
      <style:text-properties fo:font-size="10.5pt" style:font-size-asian="10.5pt" style:font-size-complex="10.5pt"/>
    </style:style>
    <style:style style:name="T25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6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7" style:parent-style-name="DefaultParagraphFont" style:family="text">
      <style:text-properties fo:font-size="10.5pt" style:font-size-asian="10.5pt" style:font-size-complex="10.5pt"/>
    </style:style>
    <style:style style:name="P2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2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30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2" style:parent-style-name="DefaultParagraphFont" style:family="text">
      <style:text-properties fo:font-size="10.5pt" style:font-size-asian="10.5pt" style:font-size-complex="10.5pt"/>
    </style:style>
    <style:style style:name="T33" style:parent-style-name="DefaultParagraphFont" style:family="text">
      <style:text-properties fo:font-size="10.5pt" style:font-size-asian="10.5pt" style:font-size-complex="10.5pt"/>
    </style:style>
    <style:style style:name="P34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6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7" style:parent-style-name="DefaultParagraphFont" style:family="text">
      <style:text-properties fo:font-size="10.5pt" style:font-size-asian="10.5pt" style:font-size-complex="10.5pt"/>
    </style:style>
    <style:style style:name="T38" style:parent-style-name="DefaultParagraphFont" style:family="text">
      <style:text-properties fo:font-size="10.5pt" style:font-size-asian="10.5pt" style:font-size-complex="10.5pt"/>
    </style:style>
    <style:style style:name="T39" style:parent-style-name="DefaultParagraphFont" style:family="text">
      <style:text-properties fo:font-size="10.5pt" style:font-size-asian="10.5pt" style:font-size-complex="10.5pt"/>
    </style:style>
    <style:style style:name="T40" style:parent-style-name="DefaultParagraphFont" style:family="text">
      <style:text-properties fo:font-size="10.5pt" style:font-size-asian="10.5pt" style:font-size-complex="10.5pt"/>
    </style:style>
    <style:style style:name="P41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4" style:parent-style-name="DefaultParagraphFont" style:family="text">
      <style:text-properties fo:font-size="10.5pt" style:font-size-asian="10.5pt" style:font-size-complex="10.5pt"/>
    </style:style>
    <style:style style:name="P45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8" style:parent-style-name="DefaultParagraphFont" style:family="text">
      <style:text-properties fo:font-size="10.5pt" style:font-size-asian="10.5pt" style:font-size-complex="10.5pt"/>
    </style:style>
    <style:style style:name="T49" style:parent-style-name="DefaultParagraphFont" style:family="text">
      <style:text-properties fo:font-size="10.5pt" style:font-size-asian="10.5pt" style:font-size-complex="10.5pt"/>
    </style:style>
    <style:style style:name="P5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5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5" style:parent-style-name="DefaultParagraphFont" style:family="text">
      <style:text-properties fo:font-size="10.5pt" style:font-size-asian="10.5pt" style:font-size-complex="10.5pt"/>
    </style:style>
    <style:style style:name="P5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57" style:parent-style-name="ListParagraph" style:list-style-name="WWNum6" style:family="paragraph">
      <style:paragraph-properties style:snap-to-layout-grid="false"/>
    </style:style>
    <style:style style:name="T58" style:parent-style-name="DefaultParagraphFont" style:family="text">
      <style:text-properties fo:font-size="10.5pt" style:font-size-asian="10.5pt" style:font-size-complex="10.5pt"/>
    </style:style>
    <style:style style:name="T5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0" style:parent-style-name="DefaultParagraphFont" style:family="text">
      <style:text-properties fo:font-size="10.5pt" style:font-size-asian="10.5pt" style:font-size-complex="10.5pt"/>
    </style:style>
    <style:style style:name="T6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2" style:parent-style-name="DefaultParagraphFont" style:family="text">
      <style:text-properties fo:font-size="10.5pt" style:font-size-asian="10.5pt" style:font-size-complex="10.5pt"/>
    </style:style>
    <style:style style:name="T63" style:parent-style-name="DefaultParagraphFont" style:family="text">
      <style:text-properties fo:font-size="10.5pt" style:font-size-asian="10.5pt" style:font-size-complex="10.5pt"/>
    </style:style>
    <style:style style:name="P64" style:parent-style-name="ListParagraph" style:list-style-name="WWNum6" style:family="paragraph">
      <style:paragraph-properties style:snap-to-layout-grid="false"/>
    </style:style>
    <style:style style:name="T65" style:parent-style-name="DefaultParagraphFont" style:family="text">
      <style:text-properties fo:font-size="10.5pt" style:font-size-asian="10.5pt" style:font-size-complex="10.5pt"/>
    </style:style>
    <style:style style:name="T6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7" style:parent-style-name="DefaultParagraphFont" style:family="text">
      <style:text-properties fo:font-size="10.5pt" style:font-size-asian="10.5pt" style:font-size-complex="10.5pt"/>
    </style:style>
    <style:style style:name="T6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69" style:parent-style-name="ListParagraph" style:list-style-name="WWNum6" style:family="paragraph">
      <style:paragraph-properties style:snap-to-layout-grid="false"/>
    </style:style>
    <style:style style:name="T70" style:parent-style-name="DefaultParagraphFont" style:family="text">
      <style:text-properties fo:font-size="10.5pt" style:font-size-asian="10.5pt" style:font-size-complex="10.5pt"/>
    </style:style>
    <style:style style:name="T7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2" style:parent-style-name="DefaultParagraphFont" style:family="text">
      <style:text-properties fo:font-size="10.5pt" style:font-size-asian="10.5pt" style:font-size-complex="10.5pt"/>
    </style:style>
    <style:style style:name="T7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4" style:parent-style-name="DefaultParagraphFont" style:family="text">
      <style:text-properties fo:font-size="10.5pt" style:font-size-asian="10.5pt" style:font-size-complex="10.5pt"/>
    </style:style>
    <style:style style:name="T75" style:parent-style-name="DefaultParagraphFont" style:family="text">
      <style:text-properties fo:font-size="10.5pt" style:font-size-asian="10.5pt" style:font-size-complex="10.5pt"/>
    </style:style>
    <style:style style:name="P7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weight="bold" style:font-weight-asian="bold" fo:font-size="10.5pt" style:font-size-asian="10.5pt" style:font-size-complex="10.5pt"/>
    </style:style>
    <style:style style:name="P77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78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7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80" style:parent-style-name="DefaultParagraphFont" style:family="text">
      <style:text-properties fo:font-size="10.5pt" style:font-size-asian="10.5pt" style:font-size-complex="10.5pt"/>
    </style:style>
    <style:style style:name="T81" style:parent-style-name="DefaultParagraphFont" style:family="text">
      <style:text-properties fo:font-size="10.5pt" style:font-size-asian="10.5pt" style:font-size-complex="10.5pt"/>
    </style:style>
    <style:style style:name="P8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83" style:parent-style-name="ListParagraph" style:list-style-name="WWNum3" style:family="paragraph">
      <style:paragraph-properties style:snap-to-layout-grid="false"/>
      <style:text-properties fo:font-size="10.5pt" style:font-size-asian="10.5pt" style:font-size-complex="10.5pt"/>
    </style:style>
    <style:style style:name="P84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85" style:parent-style-name="DefaultParagraphFont" style:family="text">
      <style:text-properties fo:font-size="10.5pt" style:font-size-asian="10.5pt" style:font-size-complex="10.5pt"/>
    </style:style>
    <style:style style:name="T8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7" style:parent-style-name="DefaultParagraphFont" style:family="text">
      <style:text-properties fo:font-size="10.5pt" style:font-size-asian="10.5pt" style:font-size-complex="10.5pt"/>
    </style:style>
    <style:style style:name="T8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9" style:parent-style-name="DefaultParagraphFont" style:family="text">
      <style:text-properties fo:font-size="10.5pt" style:font-size-asian="10.5pt" style:font-size-complex="10.5pt"/>
    </style:style>
    <style:style style:name="P90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9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</style:style>
    <style:style style:name="T9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3" style:parent-style-name="DefaultParagraphFont" style:family="text">
      <style:text-properties fo:font-size="10.5pt" style:font-size-asian="10.5pt" style:font-size-complex="10.5pt"/>
    </style:style>
    <style:style style:name="P9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9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6" style:parent-style-name="DefaultParagraphFont" style:family="text">
      <style:text-properties fo:font-size="10.5pt" style:font-size-asian="10.5pt" style:font-size-complex="10.5pt"/>
    </style:style>
    <style:style style:name="T97" style:parent-style-name="DefaultParagraphFont" style:family="text">
      <style:text-properties fo:font-size="10.5pt" style:font-size-asian="10.5pt" style:font-size-complex="10.5pt"/>
    </style:style>
    <style:style style:name="P98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99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00" style:parent-style-name="DefaultParagraphFont" style:family="text">
      <style:text-properties fo:font-size="10.5pt" style:font-size-asian="10.5pt" style:font-size-complex="10.5pt"/>
    </style:style>
    <style:style style:name="T10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2" style:parent-style-name="DefaultParagraphFont" style:family="text">
      <style:text-properties fo:font-size="10.5pt" style:font-size-asian="10.5pt" style:font-size-complex="10.5pt"/>
    </style:style>
    <style:style style:name="T10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4" style:parent-style-name="DefaultParagraphFont" style:family="text">
      <style:text-properties fo:font-size="10.5pt" style:font-size-asian="10.5pt" style:font-size-complex="10.5pt"/>
    </style:style>
    <style:style style:name="T10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07" style:parent-style-name="ListParagraph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0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0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10" style:parent-style-name="DefaultParagraphFont" style:family="text">
      <style:text-properties fo:font-size="10.5pt" style:font-size-asian="10.5pt" style:font-size-complex="10.5pt"/>
    </style:style>
    <style:style style:name="T111" style:parent-style-name="DefaultParagraphFont" style:family="text">
      <style:text-properties fo:font-size="10.5pt" style:font-size-asian="10.5pt" style:font-size-complex="10.5pt"/>
    </style:style>
    <style:style style:name="P112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13" style:parent-style-name="DefaultParagraphFont" style:family="text">
      <style:text-properties fo:font-size="10.5pt" style:font-size-asian="10.5pt" style:font-size-complex="10.5pt"/>
    </style:style>
    <style:style style:name="T11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5" style:parent-style-name="DefaultParagraphFont" style:family="text">
      <style:text-properties fo:font-size="10.5pt" style:font-size-asian="10.5pt" style:font-size-complex="10.5pt"/>
    </style:style>
    <style:style style:name="T11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7" style:parent-style-name="DefaultParagraphFont" style:family="text">
      <style:text-properties fo:font-size="10.5pt" style:font-size-asian="10.5pt" style:font-size-complex="10.5pt"/>
    </style:style>
    <style:style style:name="P118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19" style:parent-style-name="DefaultParagraphFont" style:family="text">
      <style:text-properties fo:font-size="10.5pt" style:font-size-asian="10.5pt" style:font-size-complex="10.5pt"/>
    </style:style>
    <style:style style:name="T12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1" style:parent-style-name="DefaultParagraphFont" style:family="text">
      <style:text-properties fo:font-size="10.5pt" style:font-size-asian="10.5pt" style:font-size-complex="10.5pt"/>
    </style:style>
    <style:style style:name="T122" style:parent-style-name="DefaultParagraphFont" style:family="text">
      <style:text-properties fo:font-size="10.5pt" style:font-size-asian="10.5pt" style:font-size-complex="10.5pt"/>
    </style:style>
    <style:style style:name="P123" style:parent-style-name="Normal" style:family="paragraph">
      <style:paragraph-properties style:snap-to-layout-grid="false">
        <style:tab-stops>
          <style:tab-stop style:type="left" style:position="1.0694in"/>
        </style:tab-stops>
      </style:paragraph-properties>
      <style:text-properties fo:font-size="10.5pt" style:font-size-asian="10.5pt" style:font-size-complex="10.5pt"/>
    </style:style>
    <style:style style:name="P12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2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26" style:parent-style-name="DefaultParagraphFont" style:family="text">
      <style:text-properties fo:font-size="10.5pt" style:font-size-asian="10.5pt" style:font-size-complex="10.5pt"/>
    </style:style>
    <style:style style:name="T12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8" style:parent-style-name="DefaultParagraphFont" style:family="text">
      <style:text-properties fo:font-size="10.5pt" style:font-size-asian="10.5pt" style:font-size-complex="10.5pt"/>
    </style:style>
    <style:style style:name="P129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30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31" style:parent-style-name="DefaultParagraphFont" style:family="text">
      <style:text-properties fo:font-size="10.5pt" style:font-size-asian="10.5pt" style:font-size-complex="10.5pt"/>
    </style:style>
    <style:style style:name="T13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33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weight="bold" style:font-weight-asian="bold" fo:font-size="10.5pt" style:font-size-asian="10.5pt" style:font-size-complex="10.5pt"/>
    </style:style>
    <style:style style:name="P13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36" style:parent-style-name="DefaultParagraphFont" style:family="text">
      <style:text-properties fo:font-size="10.5pt" style:font-size-asian="10.5pt" style:font-size-complex="10.5pt"/>
    </style:style>
    <style:style style:name="T137" style:parent-style-name="DefaultParagraphFont" style:family="text">
      <style:text-properties fo:font-size="10.5pt" style:font-size-asian="10.5pt" style:font-size-complex="10.5pt"/>
    </style:style>
    <style:style style:name="T13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9" style:parent-style-name="DefaultParagraphFont" style:family="text">
      <style:text-properties fo:font-size="10.5pt" style:font-size-asian="10.5pt" style:font-size-complex="10.5pt"/>
    </style:style>
    <style:style style:name="P140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41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42" style:parent-style-name="DefaultParagraphFont" style:family="text">
      <style:text-properties fo:font-size="10.5pt" style:font-size-asian="10.5pt" style:font-size-complex="10.5pt"/>
    </style:style>
    <style:style style:name="T143" style:parent-style-name="DefaultParagraphFont" style:family="text">
      <style:text-properties fo:font-size="10.5pt" style:font-size-asian="10.5pt" style:font-size-complex="10.5pt"/>
    </style:style>
    <style:style style:name="T14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5" style:parent-style-name="DefaultParagraphFont" style:family="text">
      <style:text-properties fo:font-size="10.5pt" style:font-size-asian="10.5pt" style:font-size-complex="10.5pt"/>
    </style:style>
    <style:style style:name="T14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47" style:parent-style-name="DefaultParagraphFont" style:family="text">
      <style:text-properties fo:font-size="10.5pt" style:font-size-asian="10.5pt" style:font-size-complex="10.5pt"/>
    </style:style>
    <style:style style:name="T14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49" style:parent-style-name="Standard" style:family="paragraph">
      <style:paragraph-properties style:snap-to-layout-grid="false"/>
      <style:text-properties fo:font-weight="bold" style:font-weight-asian="bold" style:font-weight-complex="bold" fo:font-size="10.5pt" style:font-size-asian="10.5pt" style:font-size-complex="10.5pt"/>
    </style:style>
    <style:style style:name="P15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51" style:parent-style-name="Standard" style:family="paragraph">
      <style:paragraph-properties style:snap-to-layout-grid="false"/>
    </style:style>
    <style:style style:name="T15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3" style:parent-style-name="DefaultParagraphFont" style:family="text">
      <style:text-properties fo:font-size="10.5pt" style:font-size-asian="10.5pt" style:font-size-complex="10.5pt"/>
    </style:style>
    <style:style style:name="P154" style:parent-style-name="Standard" style:family="paragraph">
      <style:paragraph-properties style:snap-to-layout-grid="false"/>
    </style:style>
    <style:style style:name="T15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6" style:parent-style-name="DefaultParagraphFont" style:family="text">
      <style:text-properties fo:font-size="10.5pt" style:font-size-asian="10.5pt" style:font-size-complex="10.5pt"/>
    </style:style>
  </office:automatic-styles>
  <office:body>
    <office:text text:use-soft-page-breaks="true">
      <text:p text:style-name="P1"><text:span text:style-name="T2">Marin</text:span><text:span text:style-name="T3"><text:s/></text:span><text:span text:style-name="T4">P.</text:span><text:span text:style-name="T5"><text:s/></text:span><text:span text:style-name="T6">Marinov</text:span></text:p>
      <text:p text:style-name="P7">New York, NY 10040 | 347-595-2552 | mari<text:span text:style-name="T8">n.marinov@macaulay.cuny.edu</text:span></text:p>
      <text:p text:style-name="P9">www.linkedin.com/in/marin-p-marinov/ | mmarinov.netlify.com | github.com/marinov98</text:p>
      <text:p text:style-name="P10"/>
      <text:p text:style-name="P11">EDUCATION</text:p>
      <text:p text:style-name="P12"><text:span text:style-name="T13">Macaulay Honors College at Hunter College<text:s/></text:span><text:span text:style-name="T14"><text:tab/></text:span><text:span text:style-name="T15">New York, NY</text:span></text:p>
      <text:p text:style-name="P16">Bachelors in Computer Science | Minor: Mathematics, Psychology | GPA: 3.87<text:s/><text:tab/><text:s/>Expected: May 2021</text:p>
      <text:p text:style-name="P17"/>
      <text:p text:style-name="P18">Honors and Awards</text:p>
      <text:p text:style-name="P19">William E. Macaulay Honors College Scholarship, full tuition merit scholarship<text:s/><text:tab/>August 2017 – May 2021</text:p>
      <text:p text:style-name="P20">Daedalus Honors Computer Science Scholar<text:tab/>January 2018 – May 2021</text:p>
      <text:p text:style-name="P21"/>
      <text:p text:style-name="P22">Relevant Coursework</text:p>
      <text:p text:style-name="P23"><text:span text:style-name="T24">Algorithms, Data Structures, Machine Learning</text:span><text:span text:style-name="T25"></text:span><text:span text:style-name="T26"></text:span><text:span text:style-name="T27">Computer Architecture, Multi-variable Calculus, Operating Systems</text:span></text:p>
      <text:p text:style-name="P28"/>
      <text:p text:style-name="P29">TECHNICAL SKILLS</text:p>
      <text:p text:style-name="P30"><text:span text:style-name="T31">Programming Languages</text:span><text:span text:style-name="T32">:<text:s/></text:span><text:span text:style-name="T33"><text:tab/>C++, Python, JavaScript, TypeScript</text:span></text:p>
      <text:p text:style-name="P34"><text:span text:style-name="T35">Software<text:s/></text:span><text:span text:style-name="T36">Tools</text:span><text:span text:style-name="T37">:<text:s/></text:span><text:span text:style-name="T38"><text:tab/></text:span><text:span text:style-name="T39"><text:tab/></text:span><text:span text:style-name="T40"><text:tab/>Git, GNU Make, Cmake, Microsoft Office, AirTable, MonkeyLearn, Trello</text:span></text:p>
      <text:p text:style-name="P41"><text:span text:style-name="T42">Front-End Technologies:<text:s/></text:span><text:span text:style-name="T43"><text:tab/></text:span><text:span text:style-name="T44">jQuery, Angular.js, React.js, Redux.js, Gatsby.js, Bootstrap</text:span></text:p>
      <text:p text:style-name="P45"><text:span text:style-name="T46">Back-End Technologies:</text:span><text:span text:style-name="T47"><text:tab/></text:span><text:span text:style-name="T48">Node.js, Express.js, Jest.js, Doctest, PostreSQL, MongoDB,<text:s/></text:span><text:span text:style-name="T49">GraphQL</text:span></text:p>
      <text:p text:style-name="P50"/>
      <text:p text:style-name="P51">EXPERIENCE</text:p>
      <text:p text:style-name="P52"><text:span text:style-name="T53">WeWork | WeWork Labs<text:s/></text:span><text:span text:style-name="T54"><text:tab/></text:span><text:span text:style-name="T55">New York, NY</text:span></text:p>
      <text:p text:style-name="P56">Software Engineer<text:s/><text:tab/>June 2019 – August 2019</text:p>
      <text:list text:style-name="WWNum6">
        <text:list-item>
          <text:p text:style-name="P57"><text:span text:style-name="T58">Constructed models using<text:s/></text:span><text:span text:style-name="T59">MonkeyLearn</text:span><text:span text:style-name="T60"><text:s/>and used their<text:s/></text:span><text:span text:style-name="T61">Machine Learning API</text:span><text:span text:style-name="T62"><text:s/>to parse long form text entry fields into action items for prioritizing and departmen</text:span><text:span text:style-name="T63">t routing.</text:span></text:p>
        </text:list-item>
      </text:list>
      <text:list text:style-name="WWNum6" text:continue-numbering="true">
        <text:list-item>
          <text:p text:style-name="P64"><text:span text:style-name="T65">Refined company’s mentor sign-up form by analyzing their mentor database using<text:s/></text:span><text:span text:style-name="T66">React, Node<text:s/></text:span><text:span text:style-name="T67">and the<text:s/></text:span><text:span text:style-name="T68">AirTable API</text:span></text:p>
        </text:list-item>
        <text:list-item>
          <text:p text:style-name="P69"><text:span text:style-name="T70">Created a server with<text:s/></text:span><text:span text:style-name="T71">Node</text:span><text:span text:style-name="T72"><text:s/>and<text:s/></text:span><text:span text:style-name="T73">Express<text:s/></text:span><text:span text:style-name="T74">that would communicate with the mentor sign-up form and patch mentor’s calculated scores, base</text:span><text:span text:style-name="T75">d on their experiences, to the database to expedite the mentor vetting process from half an hour to little over a minute.</text:span></text:p>
        </text:list-item>
      </text:list>
      <text:p text:style-name="P76"/>
      <text:p text:style-name="P77"><text:span text:style-name="T78">CUNY Hunter College | Research Foundation of CUNY<text:s/></text:span><text:span text:style-name="T79"><text:tab/><text:s text:c="3"/></text:span><text:span text:style-name="T80"><text:s text:c="76"/>New</text:span><text:span text:style-name="T81"><text:s/>York, NY</text:span></text:p>
      <text:p text:style-name="P82">Research Assistant<text:tab/>May 2020 – Present</text:p>
      <text:list text:style-name="WWNum3">
        <text:list-item>
          <text:p text:style-name="P83">Researched different network topology representations<text:s/>to tackle the problem of traffic congestion.</text:p>
        </text:list-item>
      </text:list>
      <text:list text:style-name="WWNum3" text:continue-numbering="true">
        <text:list-item>
          <text:p text:style-name="P84"><text:span text:style-name="T85">Applied<text:s/></text:span><text:span text:style-name="T86">Multi-Agent Systems AI<text:s/></text:span><text:span text:style-name="T87">to lower average travel time for drivers through simulations using<text:s/></text:span><text:span text:style-name="T88">Python</text:span><text:span text:style-name="T89">.</text:span></text:p>
        </text:list-item>
      </text:list>
      <text:p text:style-name="P90"><text:tab/><text:tab/><text:tab/><text:tab/></text:p>
      <text:p text:style-name="P91"><text:span text:style-name="T92">PROJECTS</text:span><text:span text:style-name="T93"><text:tab/></text:span></text:p>
      <text:p text:style-name="P94"><text:span text:style-name="T95">JumblED, Group Project<text:s/></text:span><text:span text:style-name="T96">(Typescript, React.js, MongoDB, Express.js, JWT)<text:s/></text:span><text:span text:style-name="T97"><text:tab/>July 2020 – Present</text:span></text:p>
      <text:list text:style-name="WWNum8">
        <text:list-item>
          <text:p text:style-name="P98">Educational application to help teachers conduct fair distance-learning testing.</text:p>
        </text:list-item>
      </text:list>
      <text:list text:style-name="WWNum8" text:continue-numbering="true">
        <text:list-item>
          <text:p text:style-name="P99"><text:span text:style-name="T100">Created server and routes using<text:s/></text:span><text:span text:style-name="T101">Typescript<text:s/></text:span><text:span text:style-name="T102">and</text:span><text:span text:style-name="T103"><text:s/>Express<text:s/></text:span><text:span text:style-name="T104">and implemented<text:s/></text:span><text:span text:style-name="T105">t</text:span><text:span text:style-name="T106">oken-based authentication.</text:span></text:p>
        </text:list-item>
      </text:list>
      <text:p text:style-name="P107"/>
      <text:p text:style-name="P108"><text:span text:style-name="T109">A Multifaceted Approach to 2048 Game, Group School Project<text:s/></text:span><text:span text:style-name="T110">(Python)<text:s/></text:span><text:span text:style-name="T111"><text:tab/>May 2020</text:span></text:p>
      <text:list text:style-name="WWNum8" text:continue-numbering="true">
        <text:list-item>
          <text:p text:style-name="P112"><text:span text:style-name="T113">Experimented with the</text:span><text:span text:style-name="T114"><text:s/>Evolutionary Strategy CMA-ES</text:span><text:span text:style-name="T115"><text:s/>to optimize<text:s/></text:span><text:span text:style-name="T116">heuristic weights<text:s/></text:span><text:span text:style-name="T117">to train AI to play 2048.</text:span></text:p>
        </text:list-item>
        <text:list-item>
          <text:p text:style-name="P118"><text:span text:style-name="T119">Documented findings with<text:s/></text:span><text:span text:style-name="T120">LaTeX<text:s/></text:span><text:span text:style-name="T121">and showed h</text:span><text:span text:style-name="T122">ow the AI was able learn to play up to the 8192 tile.</text:span></text:p>
        </text:list-item>
      </text:list>
      <text:p text:style-name="P123"/>
      <text:p text:style-name="P124"><text:span text:style-name="T125">ClusterDuck, Group Project<text:s/></text:span><text:span text:style-name="T126">(MongoDB, React.js, Node.js, Express.js, JWT , Docker)<text:s/></text:span><text:span text:style-name="T127">| Hunter CodeFest</text:span><text:span text:style-name="T128"><text:tab/>January 2020</text:span></text:p>
      <text:list text:style-name="WWNum7">
        <text:list-item>
          <text:p text:style-name="P129">Social media app aimed at creating community by allowing user’s to make an<text:s/>account, posts questions/advice about computer science and reply to each other as well as view each other’s profiles.</text:p>
        </text:list-item>
      </text:list>
      <text:list text:style-name="WWNum7" text:continue-numbering="true">
        <text:list-item>
          <text:p text:style-name="P130"><text:span text:style-name="T131">Implemented the app’s routes, registration, login , and authorization using<text:s/></text:span><text:span text:style-name="T132">JWT , React, Node and Express.</text:span></text:p>
        </text:list-item>
      </text:list>
      <text:p text:style-name="P133"/>
      <text:p text:style-name="P134"><text:span text:style-name="T135">InstaPet, Group Project<text:s/></text:span><text:span text:style-name="T136">(React</text:span><text:span text:style-name="T137">.js, Redux.js, Node.js, Express.js, PostreSQL, JWT)<text:s/></text:span><text:span text:style-name="T138">| NYC Tech Talent Pipeline</text:span><text:span text:style-name="T139"><text:tab/>June 2019</text:span></text:p>
      <text:list text:style-name="WWNum7" text:continue-numbering="true">
        <text:list-item>
          <text:p text:style-name="P140">Built a full stack app that acted as a place for people to make an account, share pictures of pets, and follow one another.</text:p>
        </text:list-item>
        <text:list-item>
          <text:p text:style-name="P141"><text:span text:style-name="T142">Managed the app’s database, Redux store and</text:span><text:span text:style-name="T143"><text:s/>routes</text:span><text:span text:style-name="T144"><text:s/></text:span><text:span text:style-name="T145">using<text:s/></text:span><text:span text:style-name="T146">React-Redux, Sequelize<text:s/></text:span><text:span text:style-name="T147">and<text:s/></text:span><text:span text:style-name="T148">Express.</text:span></text:p>
        </text:list-item>
      </text:list>
      <text:p text:style-name="P149"/>
      <text:p text:style-name="P150">SKILLS</text:p>
      <text:p text:style-name="P151"><text:span text:style-name="T152">Languages:<text:s/></text:span><text:span text:style-name="T153">Bulgarian (Native), English (fluent), Spanish (Elementary) <text:s text:c="9"/></text:span></text:p>
      <text:p text:style-name="P154"><text:span text:style-name="T155">Interests:<text:s/></text:span><text:span text:style-name="T156">Nutrition, Weightlifting, Handball, Drawing, Ping Po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Calibri" style:font-name-asian="Calibri" style:font-name-complex="Calibri" fo:font-size="12pt" style:font-size-asian="12pt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Calibri" style:font-name-asian="Calibri" style:font-name-complex="Calibri"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ize="11pt" style:font-size-asian="11pt" style:font-size-complex="11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0" style:display-name="ListLabel 20" style:family="text">
      <style:text-properties style:font-name-complex="Symbol" fo:font-size="10.5pt" style:font-size-asian="10.5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 fo:font-size="10.5pt" style:font-size-asian="10.5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39" style:display-name="ListLabel 39" style:family="text">
      <style:text-properties style:font-name-complex="Symbol" fo:font-size="10.5pt" style:font-size-asian="10.5pt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Symbol" fo:font-size="10.5pt" style:font-size-asian="10.5pt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58" style:display-name="ListLabel 58" style:family="text">
      <style:text-properties style:font-name-complex="Symbol" fo:font-size="10.5pt" style:font-size-asian="10.5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 fo:font-size="10.5pt" style:font-size-asian="10.5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77" style:display-name="ListLabel 77" style:family="text">
      <style:text-properties style:font-name-complex="Symbol" fo:font-size="10.5pt" style:font-size-asian="10.5pt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Symbol" fo:font-size="10.5pt" style:font-size-asian="10.5pt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NumberingSymbols" style:display-name="Numbering Symbols" style:family="text"/>
    <style:style style:name="ListLabel96" style:display-name="ListLabel 96" style:family="text">
      <style:text-properties style:font-name-complex="Symbol" fo:font-size="10pt" style:font-size-asian="10pt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Symbol"/>
    </style:style>
    <style:style style:name="ListLabel99" style:display-name="ListLabel 99" style:family="text">
      <style:text-properties style:font-name-complex="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Symbol"/>
    </style:style>
    <style:style style:name="ListLabel102" style:display-name="ListLabel 102" style:family="text">
      <style:text-properties style:font-name-complex="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Symbol"/>
    </style:style>
    <style:style style:name="ListLabel105" style:display-name="ListLabel 10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06" style:display-name="ListLabel 106" style:family="text">
      <style:text-properties style:font-name-complex="Symbol" fo:font-size="10pt" style:font-size-asian="10pt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16" style:display-name="ListLabel 116" style:family="text">
      <style:text-properties style:font-name-complex="Symbol" fo:font-weight="normal" style:font-weight-asian="normal" fo:font-size="10pt" style:font-size-asian="10pt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26" style:display-name="ListLabel 126" style:family="text">
      <style:text-properties style:font-name-complex="Symbol" fo:font-weight="normal" style:font-weight-asian="normal" fo:font-size="10pt" style:font-size-asian="10pt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Symbol"/>
    </style:style>
    <style:style style:name="ListLabel135" style:display-name="ListLabel 13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36" style:display-name="ListLabel 136" style:family="text">
      <style:text-properties style:font-name-complex="Symbol" fo:font-weight="normal" style:font-weight-asian="normal" fo:font-size="10pt" style:font-size-asian="10pt"/>
    </style:style>
    <style:style style:name="ListLabel137" style:display-name="ListLabel 137" style:family="text">
      <style:text-properties style:font-name-complex="Symbol"/>
    </style:style>
    <style:style style:name="ListLabel138" style:display-name="ListLabel 138" style:family="text">
      <style:text-properties style:font-name-complex="Symbol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Symbol"/>
    </style:style>
    <style:style style:name="ListLabel141" style:display-name="ListLabel 141" style:family="text">
      <style:text-properties style:font-name-complex="Symbol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Symbol"/>
    </style:style>
    <style:style style:name="ListLabel144" style:display-name="ListLabel 144" style:family="text">
      <style:text-properties style:font-name-complex="Symbol"/>
    </style:style>
    <style:style style:name="ListLabel145" style:display-name="ListLabel 145" style:family="text">
      <style:text-properties style:font-name-complex="Courier New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Courier New"/>
    </style:style>
    <style:style style:name="ListLabel148" style:display-name="ListLabel 148" style:family="text">
      <style:text-properties style:font-name-complex="Courier New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Courier New"/>
    </style:style>
    <style:style style:name="ListLabel151" style:display-name="ListLabel 151" style:family="text">
      <style:text-properties style:font-name-complex="Courier New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Courier New"/>
    </style:style>
    <style:style style:name="ListLabel154" style:display-name="ListLabel 154" style:family="text">
      <style:text-properties style:font-name-complex="Courier New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Courier New"/>
    </style:style>
    <style:style style:name="ListLabel157" style:display-name="ListLabel 157" style:family="text">
      <style:text-properties style:font-name-complex="Courier New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Courier New"/>
    </style:style>
    <style:style style:name="ListLabel160" style:display-name="ListLabel 160" style:family="text">
      <style:text-properties style:font-name-complex="Courier New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Courier New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8LVL1" style:family="text">
      <style:text-properties style:font-name="Symbol" style:font-name-complex="Symbol" fo:font-weight="normal" style:font-weight-asian="normal" fo:font-size="10pt" style:font-size-asian="10pt"/>
    </style:style>
    <style:style style:name="WW_CharLFO8LVL2" style:family="text">
      <style:text-properties style:font-name="Symbol" style:font-name-complex="Symbol"/>
    </style:style>
    <style:style style:name="WW_CharLFO8LVL3" style:family="text">
      <style:text-properties style:font-name="Symbol" style:font-name-complex="Symbol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Symbol" style:font-name-complex="Symbol"/>
    </style:style>
    <style:style style:name="WW_CharLFO8LVL6" style:family="text">
      <style:text-properties style:font-name="Symbol" style:font-name-complex="Symbol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Symbol" style:font-name-complex="Symbol"/>
    </style:style>
    <style:style style:name="WW_CharLFO8LVL9" style:family="text">
      <style:text-properties style:font-name="Symbol" style:font-name-complex="Symbol"/>
    </style:style>
    <text:list-style style:name="WWNum2" style:display-name="WWNum2">
      <text:list-level-style-bullet text:level="1" text:style-name="WW_CharLFO8LVL1" text:bullet-char="">
        <style:list-level-properties text:space-before="0.25in" text:min-label-width="0.1576in" text:list-level-position-and-space-mode="label-alignment">
          <style:list-level-label-alignment text:label-followed-by="listtab" fo:margin-left="0.4076in" fo:text-indent="-0.1576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4076in" text:min-label-width="0.1576in" text:list-level-position-and-space-mode="label-alignment">
          <style:list-level-label-alignment text:label-followed-by="listtab" fo:margin-left="0.5652in" fo:text-indent="-0.1576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0.5645in" text:min-label-width="0.1576in" text:list-level-position-and-space-mode="label-alignment">
          <style:list-level-label-alignment text:label-followed-by="listtab" fo:margin-left="0.7222in" fo:text-indent="-0.1576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0.7222in" text:min-label-width="0.1576in" text:list-level-position-and-space-mode="label-alignment">
          <style:list-level-label-alignment text:label-followed-by="listtab" fo:margin-left="0.8798in" fo:text-indent="-0.1576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0.8798in" text:min-label-width="0.1576in" text:list-level-position-and-space-mode="label-alignment">
          <style:list-level-label-alignment text:label-followed-by="listtab" fo:margin-left="1.0375in" fo:text-indent="-0.1576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1.0375in" text:min-label-width="0.1576in" text:list-level-position-and-space-mode="label-alignment">
          <style:list-level-label-alignment text:label-followed-by="listtab" fo:margin-left="1.1951in" fo:text-indent="-0.1576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1.1944in" text:min-label-width="0.1576in" text:list-level-position-and-space-mode="label-alignment">
          <style:list-level-label-alignment text:label-followed-by="listtab" fo:margin-left="1.352in" fo:text-indent="-0.1576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1.352in" text:min-label-width="0.1576in" text:list-level-position-and-space-mode="label-alignment">
          <style:list-level-label-alignment text:label-followed-by="listtab" fo:margin-left="1.5097in" fo:text-indent="-0.1576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1.5097in" text:min-label-width="0.1576in" text:list-level-position-and-space-mode="label-alignment">
          <style:list-level-label-alignment text:label-followed-by="listtab" fo:margin-left="1.6673in" fo:text-indent="-0.1576in"/>
        </style:list-level-properties>
        <style:text-properties style:font-name="Symbol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3" style:display-name="WWNum3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4" style:display-name="WWNum4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5" style:display-name="WWNum5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6" style:display-name="WWNum6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7" style:display-name="WWNum7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8" style:display-name="WWNum8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outline-level-style>
      <text:outline-level-style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outline-level-style>
      <text:outline-level-style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outline-level-style>
      <text:outline-level-style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outline-level-style>
      <text:outline-level-style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hayne Bernstein</meta:initial-creator>
    <dc:creator>Marin Marinov</dc:creator>
    <meta:creation-date>2020-02-18T21:40:00Z</meta:creation-date>
    <dc:date>2020-08-22T18:00:00Z</dc:date>
    <meta:print-date>2019-11-30T23:46:00Z</meta:print-date>
    <meta:template xlink:href="Normal" xlink:type="simple"/>
    <meta:editing-cycles>11</meta:editing-cycles>
    <meta:editing-duration>PT3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520" meta:character-count="3478" meta:row-count="24" meta:non-whitespace-character-count="2964"/>
  </office:meta>
</office:document-meta>
</file>